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069in" table:align="left" style:writing-mode="lr-tb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3.7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069in" table:align="left" style:writing-mode="lr-tb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3.319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069in" table:align="left" style:writing-mode="lr-tb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31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5069in" table:align="left" style:writing-mode="lr-tb"/>
    </style:style>
    <style:style style:name="Table4.A" style:family="table-column">
      <style:table-column-properties style:column-width="3.1875in"/>
    </style:style>
    <style:style style:name="Table4.B" style:family="table-column">
      <style:table-column-properties style:column-width="3.319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 fo:padding-left="0in" fo:padding-right="0in" fo:padding-top="0in" fo:padding-bottom="0.278in" fo:border-left="none" fo:border-right="none" fo:border-top="none" fo:border-bottom="0.74pt solid #000000">
        <style:tab-stops>
          <style:tab-stop style:position="3.25in" style:type="center"/>
          <style:tab-stop style:position="4.2917in"/>
          <style:tab-stop style:position="6.5in" style:type="right"/>
        </style:tab-stops>
      </style:paragraph-properties>
      <style:text-properties officeooo:paragraph-rsid="001f90e1"/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f90e1"/>
    </style:style>
    <style:style style:name="P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" style:family="paragraph" style:parent-style-name="Table_20_Text">
      <style:text-properties fo:font-weight="bold" officeooo:rsid="00223a90" officeooo:paragraph-rsid="00223a90" style:font-weight-asian="bold"/>
    </style:style>
    <style:style style:name="P6" style:family="paragraph" style:parent-style-name="Table_20_Text">
      <style:text-properties fo:font-weight="bold" officeooo:rsid="00223a90" officeooo:paragraph-rsid="00236b3f" style:font-weight-asian="bold"/>
    </style:style>
    <style:style style:name="P7" style:family="paragraph" style:parent-style-name="Table_20_Text">
      <style:text-properties fo:font-weight="bold" officeooo:rsid="00223a90" officeooo:paragraph-rsid="0025925c" style:font-weight-asian="bold"/>
    </style:style>
    <style:style style:name="P8" style:family="paragraph" style:parent-style-name="Table_20_Text">
      <style:paragraph-properties style:snap-to-layout-grid="false"/>
      <style:text-properties style:font-name="Arial" officeooo:rsid="00236b3f" officeooo:paragraph-rsid="00465604"/>
    </style:style>
    <style:style style:name="P9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paragraph-rsid="00236b3f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paragraph-rsid="00465604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rsid="001f90e1" officeooo:paragraph-rsid="00223a90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rsid="001f90e1" officeooo:paragraph-rsid="00236b3f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rsid="0025925c" officeooo:paragraph-rsid="0025925c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rsid="0025925c" officeooo:paragraph-rsid="00465604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/>
      <style:text-properties style:font-name="Arial" fo:font-size="10pt" officeooo:rsid="00236b3f" officeooo:paragraph-rsid="00465604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1pt" officeooo:rsid="00278f2f" officeooo:paragraph-rsid="00278f2f" style:font-size-asian="9.60000038146973pt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1pt" officeooo:rsid="002aa44a" officeooo:paragraph-rsid="002aa44a" style:font-size-asian="9.60000038146973pt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6pt" officeooo:rsid="0026bc73" officeooo:paragraph-rsid="0026bc73" style:font-size-asian="14pt" style:font-size-complex="16pt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6pt" officeooo:rsid="0026bc73" officeooo:paragraph-rsid="00278f2f" style:font-size-asian="14pt" style:font-size-complex="16pt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6pt" officeooo:rsid="0026bc73" officeooo:paragraph-rsid="002aa44a" style:font-size-asian="14pt" style:font-size-complex="16pt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Arial" fo:font-size="12pt" officeooo:rsid="00278f2f" officeooo:paragraph-rsid="00278f2f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Arial" fo:font-size="12pt" officeooo:rsid="0026bc73" officeooo:paragraph-rsid="00293320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Arial" fo:font-size="11pt" officeooo:rsid="00278f2f" officeooo:paragraph-rsid="00278f2f" style:font-size-asian="9.60000038146973pt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Arial" fo:font-size="11pt" officeooo:rsid="002aa44a" officeooo:paragraph-rsid="002aa44a" style:font-size-asian="9.60000038146973pt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0pt" officeooo:rsid="0033f361" officeooo:paragraph-rsid="00278f2f" style:font-size-asian="10pt" style:font-size-complex="10pt"/>
    </style:style>
    <style:style style:name="P26" style:family="paragraph" style:parent-style-name="Standard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10pt" fo:font-weight="normal" officeooo:rsid="004085f4" officeooo:paragraph-rsid="004085f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10pt" fo:font-weight="normal" officeooo:rsid="00278f2f" officeooo:paragraph-rsid="0035124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0.5555in"/>
          <style:tab-stop style:position="6.75in" style:type="right"/>
        </style:tab-stops>
      </style:paragraph-properties>
      <style:text-properties officeooo:paragraph-rsid="001fc032"/>
    </style:style>
    <style:style style:name="P29" style:family="paragraph" style:parent-style-name="Standard">
      <style:text-properties fo:font-size="12pt" officeooo:paragraph-rsid="00223a90" style:font-size-asian="12pt" style:font-size-complex="12pt"/>
    </style:style>
    <style:style style:name="P30" style:family="paragraph" style:parent-style-name="Standard">
      <style:text-properties fo:font-size="12pt" officeooo:paragraph-rsid="00236b3f" style:font-size-asian="12pt" style:font-size-complex="12pt"/>
    </style:style>
    <style:style style:name="P31" style:family="paragraph" style:parent-style-name="Standard">
      <style:paragraph-properties fo:margin-top="0in" fo:margin-bottom="0in" style:contextual-spacing="false"/>
    </style:style>
    <style:style style:name="P32" style:family="paragraph" style:parent-style-name="Standard">
      <style:paragraph-properties fo:margin-top="0in" fo:margin-bottom="0in" style:contextual-spacing="false"/>
      <style:text-properties officeooo:paragraph-rsid="001f90e1"/>
    </style:style>
    <style:style style:name="P33" style:family="paragraph" style:parent-style-name="Standard">
      <style:paragraph-properties fo:margin-top="0in" fo:margin-bottom="0in" style:contextual-spacing="false"/>
      <style:text-properties fo:font-size="11pt" officeooo:rsid="002aa44a" officeooo:paragraph-rsid="002aa44a" style:font-size-asian="9.60000038146973pt" style:font-size-complex="11pt"/>
    </style:style>
    <style:style style:name="P34" style:family="paragraph" style:parent-style-name="Standard">
      <style:paragraph-properties fo:margin-top="0in" fo:margin-bottom="0in" style:contextual-spacing="false"/>
      <style:text-properties fo:font-size="11pt" officeooo:rsid="002ba85e" officeooo:paragraph-rsid="002ba85e" style:font-size-asian="11pt" style:font-size-complex="11pt"/>
    </style:style>
    <style:style style:name="P35" style:family="paragraph" style:parent-style-name="Standard">
      <style:paragraph-properties fo:margin-top="0in" fo:margin-bottom="0in" style:contextual-spacing="false"/>
      <style:text-properties officeooo:rsid="003f0725" officeooo:paragraph-rsid="00293320"/>
    </style:style>
    <style:style style:name="P36" style:family="paragraph" style:parent-style-name="Standard">
      <style:paragraph-properties fo:margin-top="0in" fo:margin-bottom="0in" style:contextual-spacing="false"/>
      <style:text-properties style:font-name="Arial" fo:font-size="12pt" officeooo:rsid="0026bc73" officeooo:paragraph-rsid="00293320" style:font-size-asian="12pt" style:font-size-complex="12pt"/>
    </style:style>
    <style:style style:name="P37" style:family="paragraph" style:parent-style-name="Standard">
      <style:paragraph-properties fo:margin-top="0in" fo:margin-bottom="0in" style:contextual-spacing="false"/>
      <style:text-properties style:font-name="Arial" fo:font-size="12pt" officeooo:rsid="0026bc73" officeooo:paragraph-rsid="002ba85e" style:font-size-asian="12pt" style:font-size-complex="12pt"/>
    </style:style>
    <style:style style:name="P38" style:family="paragraph" style:parent-style-name="Standard">
      <style:paragraph-properties fo:margin-top="0in" fo:margin-bottom="0in" style:contextual-spacing="false"/>
      <style:text-properties style:font-name="Arial" fo:font-size="11pt" officeooo:rsid="002aa44a" officeooo:paragraph-rsid="002aa44a" style:font-size-asian="9.60000038146973pt" style:font-size-complex="11pt"/>
    </style:style>
    <style:style style:name="P39" style:family="paragraph" style:parent-style-name="Standard">
      <style:paragraph-properties fo:margin-top="0in" fo:margin-bottom="0in" style:contextual-spacing="false"/>
      <style:text-properties style:font-name="Arial" fo:font-size="11pt" officeooo:rsid="002ba85e" officeooo:paragraph-rsid="002ba85e" style:font-size-asian="11pt" style:font-size-complex="11pt"/>
    </style:style>
    <style:style style:name="P40" style:family="paragraph" style:parent-style-name="Standard">
      <style:paragraph-properties fo:margin-top="0in" fo:margin-bottom="0in" style:contextual-spacing="false"/>
      <style:text-properties style:font-name="Arial" fo:font-size="10pt" officeooo:rsid="0026bc73" officeooo:paragraph-rsid="002ba85e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/>
      <style:text-properties style:font-name="Arial" fo:font-size="10pt" officeooo:rsid="003f0725" officeooo:paragraph-rsid="004612b0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/>
      <style:text-properties style:font-name="Arial" fo:font-size="10pt" officeooo:paragraph-rsid="00293320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/>
      <style:text-properties style:font-name="Arial" fo:font-size="10pt" officeooo:paragraph-rsid="002ba85e" style:font-size-asian="10pt" style:font-size-complex="10pt"/>
    </style:style>
    <style:style style:name="P44" style:family="paragraph" style:parent-style-name="Standard">
      <style:paragraph-properties fo:margin-top="0in" fo:margin-bottom="0in" style:contextual-spacing="false"/>
      <style:text-properties officeooo:paragraph-rsid="00293320"/>
    </style:style>
    <style:style style:name="P45" style:family="paragraph" style:parent-style-name="Standard">
      <style:paragraph-properties fo:margin-top="0in" fo:margin-bottom="0in" style:contextual-spacing="false"/>
      <style:text-properties officeooo:paragraph-rsid="002ba85e"/>
    </style:style>
    <style:style style:name="P46" style:family="paragraph" style:parent-style-name="Standard">
      <style:paragraph-properties fo:margin-top="0in" fo:margin-bottom="0in" style:contextual-spacing="false">
        <style:tab-stops>
          <style:tab-stop style:position="6.75in" style:type="right"/>
        </style:tab-stops>
      </style:paragraph-properties>
      <style:text-properties officeooo:rsid="001f90e1" officeooo:paragraph-rsid="001f90e1"/>
    </style:style>
    <style:style style:name="P47" style:family="paragraph" style:parent-style-name="Standard">
      <style:paragraph-properties fo:margin-top="0in" fo:margin-bottom="0in" style:contextual-spacing="false">
        <style:tab-stops>
          <style:tab-stop style:position="0.5555in"/>
          <style:tab-stop style:position="6.75in" style:type="right"/>
        </style:tab-stops>
      </style:paragraph-properties>
    </style:style>
    <style:style style:name="P48" style:family="paragraph" style:parent-style-name="Standard">
      <style:paragraph-properties fo:margin-top="0in" fo:margin-bottom="0in" style:contextual-spacing="false">
        <style:tab-stops>
          <style:tab-stop style:position="0.5555in"/>
          <style:tab-stop style:position="6.75in" style:type="right"/>
        </style:tab-stops>
      </style:paragraph-properties>
      <style:text-properties officeooo:paragraph-rsid="001fc032"/>
    </style:style>
    <style:style style:name="P49" style:family="paragraph" style:parent-style-name="Table_20_Text">
      <style:paragraph-properties fo:margin-top="0in" fo:margin-bottom="0in" style:contextual-spacing="false"/>
      <style:text-properties fo:font-weight="bold" style:font-weight-asian="bold"/>
    </style:style>
    <style:style style:name="P50" style:family="paragraph" style:parent-style-name="Table_20_Text">
      <style:paragraph-properties fo:margin-top="0in" fo:margin-bottom="0in" style:contextual-spacing="false" style:snap-to-layout-grid="false"/>
      <style:text-properties fo:font-weight="bold" officeooo:rsid="001f90e1" officeooo:paragraph-rsid="001f90e1" style:font-weight-asian="bold" style:font-weight-complex="bold"/>
    </style:style>
    <style:style style:name="P51" style:family="paragraph" style:parent-style-name="Table_20_Text">
      <style:paragraph-properties fo:margin-top="0in" fo:margin-bottom="0in" style:contextual-spacing="false" style:snap-to-layout-grid="false"/>
      <style:text-properties officeooo:rsid="001f90e1" officeooo:paragraph-rsid="001f90e1"/>
    </style:style>
    <style:style style:name="P52" style:family="paragraph" style:parent-style-name="Table_20_Text">
      <style:paragraph-properties fo:margin-top="0in" fo:margin-bottom="0in" style:contextual-spacing="false" style:snap-to-layout-grid="false"/>
    </style:style>
    <style:style style:name="P53" style:family="paragraph" style:parent-style-name="Standard">
      <style:paragraph-properties fo:margin-top="0.0835in" fo:margin-bottom="0in" style:contextual-spacing="false"/>
      <style:text-properties style:font-name="Arial" fo:font-size="10pt" style:font-size-asian="10pt" style:font-size-complex="10pt"/>
    </style:style>
    <style:style style:name="P54" style:family="paragraph" style:parent-style-name="Standard">
      <style:paragraph-properties fo:margin-top="0.0835in" fo:margin-bottom="0in" style:contextual-spacing="false"/>
      <style:text-properties style:font-name="Arial" fo:font-size="10pt" officeooo:paragraph-rsid="00457e3e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/>
      <style:text-properties fo:font-size="12pt" officeooo:rsid="00215c76" officeooo:paragraph-rsid="00215c76" style:font-size-asian="12pt" style:font-size-complex="12pt"/>
    </style:style>
    <style:style style:name="P56" style:family="paragraph" style:parent-style-name="Standard">
      <style:paragraph-properties fo:margin-top="0in" fo:margin-bottom="0in" style:contextual-spacing="false"/>
      <style:text-properties style:font-name="Arial" fo:font-size="12pt" officeooo:rsid="00278f2f" officeooo:paragraph-rsid="00293320" style:font-size-asian="12pt" style:font-size-complex="12pt"/>
    </style:style>
    <style:style style:name="P57" style:family="paragraph" style:parent-style-name="Standard">
      <style:paragraph-properties fo:margin-top="0in" fo:margin-bottom="0in" style:contextual-spacing="false"/>
      <style:text-properties style:font-name="Arial" fo:font-size="12pt" officeooo:rsid="0026bc73" officeooo:paragraph-rsid="00293320" style:font-size-asian="12pt" style:font-size-complex="12pt"/>
    </style:style>
    <style:style style:name="P58" style:family="paragraph" style:parent-style-name="Standard">
      <style:paragraph-properties fo:margin-top="0in" fo:margin-bottom="0in" style:contextual-spacing="false"/>
      <style:text-properties style:font-name="Arial" fo:font-size="12pt" officeooo:rsid="0026bc73" officeooo:paragraph-rsid="002ba85e" style:font-size-asian="12pt" style:font-size-complex="12pt"/>
    </style:style>
    <style:style style:name="P59" style:family="paragraph" style:parent-style-name="Standard">
      <style:paragraph-properties fo:margin-top="0in" fo:margin-bottom="0in" style:contextual-spacing="false"/>
      <style:text-properties style:font-name="Arial" fo:font-size="11pt" officeooo:rsid="002ba85e" officeooo:paragraph-rsid="002ba85e" style:font-size-asian="11pt" style:font-size-complex="11pt"/>
    </style:style>
    <style:style style:name="P60" style:family="paragraph" style:parent-style-name="Standard">
      <style:paragraph-properties fo:margin-top="0in" fo:margin-bottom="0in" style:contextual-spacing="false"/>
      <style:text-properties fo:font-size="16pt" officeooo:rsid="0026bc73" officeooo:paragraph-rsid="002ba85e" style:font-size-asian="14pt" style:font-size-complex="16pt"/>
    </style:style>
    <style:style style:name="P61" style:family="paragraph" style:parent-style-name="Standard" style:list-style-name="WW8Num18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10pt" fo:font-weight="normal" officeooo:rsid="00278f2f" officeooo:paragraph-rsid="0035124e" style:font-size-asian="10pt" style:font-weight-asian="normal" style:font-size-complex="10pt" style:font-weight-complex="normal"/>
    </style:style>
    <style:style style:name="P62" style:family="paragraph" style:parent-style-name="Standard" style:list-style-name="WW8Num18" style:master-page-name="">
      <style:paragraph-properties fo:margin-left="0in" fo:margin-right="0in" fo:margin-top="0.0402in" fo:margin-bottom="0.0402in" style:contextual-spacing="false" fo:text-align="justify" style:justify-single-word="false" fo:orphans="2" fo:widows="2" fo:text-indent="0in" style:auto-text-indent="false" style:page-number="auto" fo:break-before="auto" fo:break-after="auto" style:writing-mode="lr-tb"/>
      <style:text-properties style:font-name="Arial" fo:font-size="10pt" officeooo:paragraph-rsid="004085f4" style:font-size-asian="10pt" style:font-size-complex="10pt"/>
    </style:style>
    <style:style style:name="P63" style:family="paragraph" style:parent-style-name="Standard" style:list-style-name="WW8Num18">
      <style:paragraph-properties fo:margin-left="0in" fo:margin-right="0in" fo:margin-top="0.0402in" fo:margin-bottom="0.0402in" style:contextual-spacing="false" fo:text-align="justify" style:justify-single-word="false" fo:orphans="2" fo:widows="2" fo:text-indent="0in" style:auto-text-indent="false" style:writing-mode="lr-tb"/>
      <style:text-properties style:font-name="Arial" fo:font-size="10pt" officeooo:paragraph-rsid="004085f4" style:font-size-asian="10pt" style:font-size-complex="10pt"/>
    </style:style>
    <style:style style:name="P64" style:family="paragraph" style:parent-style-name="Standard" style:list-style-name="WW8Num18">
      <style:paragraph-properties fo:margin-left="0in" fo:margin-right="0in" fo:margin-top="0.0402in" fo:margin-bottom="0.0402in" style:contextual-spacing="false" fo:text-align="justify" style:justify-single-word="false" fo:orphans="2" fo:widows="2" fo:text-indent="0in" style:auto-text-indent="false" style:writing-mode="lr-tb"/>
      <style:text-properties style:font-name="Arial" fo:font-size="10pt" officeooo:paragraph-rsid="004612b0" style:font-size-asian="10pt" style:font-size-complex="10pt"/>
    </style:style>
    <style:style style:name="P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6pt" officeooo:rsid="0026bc73" officeooo:paragraph-rsid="002ba85e" style:font-size-asian="14pt" style:font-size-complex="16pt"/>
    </style:style>
    <style:style style:name="P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Arial" fo:font-size="11pt" fo:font-weight="normal" officeooo:rsid="002ba85e" officeooo:paragraph-rsid="002ba85e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margin-top="0.0835in" fo:margin-bottom="0in" style:contextual-spacing="false"/>
      <style:text-properties style:font-name="Arial" fo:font-size="10pt" style:font-size-asian="10pt" style:font-size-complex="10pt"/>
    </style:style>
    <style:style style:name="P68" style:family="paragraph" style:parent-style-name="Standard">
      <style:paragraph-properties fo:margin-top="0.0835in" fo:margin-bottom="0in" style:contextual-spacing="false"/>
      <style:text-properties style:font-name="Arial" fo:font-size="10pt" officeooo:paragraph-rsid="0049a3cc" style:font-size-asian="10pt" style:font-size-complex="10pt"/>
    </style:style>
    <style:style style:name="P69" style:family="paragraph" style:parent-style-name="Standard">
      <style:paragraph-properties fo:margin-top="0.0835in" fo:margin-bottom="0in" style:contextual-spacing="false"/>
      <style:text-properties style:font-name="Arial" fo:font-size="10pt" officeooo:paragraph-rsid="00440243" style:font-size-asian="10pt" style:font-size-complex="10pt"/>
    </style:style>
    <style:style style:name="P70" style:family="paragraph" style:parent-style-name="Standard">
      <style:paragraph-properties fo:margin-top="0.0835in" fo:margin-bottom="0in" style:contextual-spacing="false"/>
      <style:text-properties style:font-name="Arial" fo:font-size="10pt" officeooo:paragraph-rsid="004612b0" style:font-size-asian="10pt" style:font-size-complex="10pt"/>
    </style:style>
    <style:style style:name="P71" style:family="paragraph" style:parent-style-name="Heading_20_1">
      <style:text-properties fo:font-size="12pt" officeooo:rsid="00215c76" officeooo:paragraph-rsid="00223a90" style:font-size-asian="12pt" style:font-size-complex="12pt"/>
    </style:style>
    <style:style style:name="P72" style:family="paragraph" style:parent-style-name="Heading_20_1">
      <style:text-properties fo:font-size="12pt" officeooo:rsid="00215c76" officeooo:paragraph-rsid="00236b3f" style:font-size-asian="12pt" style:font-size-complex="12pt"/>
    </style:style>
    <style:style style:name="P73" style:family="paragraph" style:parent-style-name="Heading_20_1" style:master-page-name="">
      <style:paragraph-properties style:page-number="auto" fo:break-before="auto" fo:break-after="auto"/>
      <style:text-properties fo:font-size="12pt" officeooo:paragraph-rsid="00223a90" style:font-size-asian="12pt" style:font-size-complex="12pt"/>
    </style:style>
    <style:style style:name="P74" style:family="paragraph" style:parent-style-name="Heading_20_1" style:master-page-name="">
      <style:paragraph-properties style:page-number="auto" fo:break-before="auto" fo:break-after="auto"/>
      <style:text-properties fo:font-size="12pt" officeooo:rsid="00215c76" officeooo:paragraph-rsid="00236b3f" style:font-size-asian="12pt" style:font-size-complex="12pt"/>
    </style:style>
    <style:style style:name="P75" style:family="paragraph" style:parent-style-name="Heading_20_1" style:master-page-name="Standard">
      <style:paragraph-properties style:page-number="auto"/>
    </style:style>
    <style:style style:name="P76" style:family="paragraph" style:parent-style-name="Heading_20_1">
      <style:paragraph-properties fo:margin-top="0in" fo:margin-bottom="0in" style:contextual-spacing="false"/>
    </style:style>
    <style:style style:name="P77" style:family="paragraph" style:parent-style-name="Heading_20_1">
      <style:paragraph-properties fo:margin-top="0in" fo:margin-bottom="0in" style:contextual-spacing="false">
        <style:tab-stops>
          <style:tab-stop style:position="0.5555in"/>
          <style:tab-stop style:position="6.75in" style:type="right"/>
        </style:tab-stops>
      </style:paragraph-properties>
    </style:style>
    <style:style style:name="P78" style:family="paragraph" style:parent-style-name="Heading_20_1">
      <style:paragraph-properties fo:margin-top="0in" fo:margin-bottom="0in" style:contextual-spacing="false">
        <style:tab-stops>
          <style:tab-stop style:position="0.5555in"/>
          <style:tab-stop style:position="6.75in" style:type="right"/>
        </style:tab-stops>
      </style:paragraph-properties>
      <style:text-properties officeooo:rsid="001fc032" officeooo:paragraph-rsid="001fc032"/>
    </style:style>
    <style:style style:name="P79" style:family="paragraph" style:parent-style-name="Heading_20_1" style:list-style-name="WW8Num18">
      <style:paragraph-properties fo:margin-top="0in" fo:margin-bottom="0in" style:contextual-spacing="false"/>
      <style:text-properties style:font-name="Arial" fo:font-size="12pt" officeooo:rsid="0026bc73" officeooo:paragraph-rsid="00293320" style:font-size-asian="12pt" style:font-size-complex="12pt"/>
    </style:style>
    <style:style style:name="P80" style:family="paragraph" style:parent-style-name="Heading_20_1" style:list-style-name="WW8Num18">
      <style:paragraph-properties fo:margin-top="0in" fo:margin-bottom="0in" style:contextual-spacing="false"/>
      <style:text-properties style:font-name="Arial" fo:font-size="12pt" officeooo:rsid="0026bc73" officeooo:paragraph-rsid="002ba85e" style:font-size-asian="12pt" style:font-size-complex="12pt"/>
    </style:style>
    <style:style style:name="P81" style:family="paragraph" style:parent-style-name="Heading_20_1">
      <style:paragraph-properties fo:margin-top="0in" fo:margin-bottom="0in" style:contextual-spacing="false" fo:break-before="page"/>
      <style:text-properties officeooo:rsid="001fc032" officeooo:paragraph-rsid="001f90e1"/>
    </style:style>
    <style:style style:name="P82" style:family="paragraph" style:parent-style-name="Heading_20_1" style:list-style-name="WW8Num18">
      <style:paragraph-properties fo:margin-top="0in" fo:margin-bottom="0in" style:contextual-spacing="false" fo:break-before="page"/>
      <style:text-properties officeooo:rsid="0026bc73" officeooo:paragraph-rsid="002ba85e"/>
    </style:style>
    <style:style style:name="P83" style:family="paragraph" style:parent-style-name="Heading_20_1" style:master-page-name="">
      <style:paragraph-properties fo:margin-top="0in" fo:margin-bottom="0in" style:contextual-spacing="false" style:page-number="auto" fo:break-before="auto" fo:break-after="auto"/>
      <style:text-properties fo:font-size="12pt" officeooo:rsid="00215c76" officeooo:paragraph-rsid="00215c76" style:font-size-asian="12pt" style:font-size-complex="12pt"/>
    </style:style>
    <style:style style:name="P84" style:family="paragraph" style:parent-style-name="Heading_20_1" style:list-style-name="WW8Num18" style:master-page-name="">
      <style:paragraph-properties fo:margin-top="0in" fo:margin-bottom="0in" style:contextual-spacing="false" style:page-number="auto" fo:break-before="auto" fo:break-after="auto"/>
      <style:text-properties style:font-name="Arial" fo:font-size="12pt" officeooo:rsid="00278f2f" officeooo:paragraph-rsid="00293320" style:font-size-asian="12pt" style:font-size-complex="12pt"/>
    </style:style>
    <style:style style:name="P85" style:family="paragraph" style:parent-style-name="Heading_20_1" style:list-style-name="WW8Num18" style:master-page-name="">
      <style:paragraph-properties fo:margin-top="0in" fo:margin-bottom="0in" style:contextual-spacing="false" style:page-number="auto" fo:break-before="auto" fo:break-after="auto"/>
      <style:text-properties style:font-name="Arial" fo:font-size="12pt" officeooo:rsid="0026bc73" officeooo:paragraph-rsid="00293320" style:font-size-asian="12pt" style:font-size-complex="12pt"/>
    </style:style>
    <style:style style:name="P86" style:family="paragraph" style:parent-style-name="Heading_20_1" style:list-style-name="WW8Num18" style:master-page-name="">
      <style:paragraph-properties fo:margin-top="0in" fo:margin-bottom="0in" style:contextual-spacing="false" style:page-number="auto" fo:break-before="auto" fo:break-after="auto"/>
      <style:text-properties style:font-name="Arial" fo:font-size="12pt" officeooo:rsid="0026bc73" officeooo:paragraph-rsid="002ba85e" style:font-size-asian="12pt" style:font-size-complex="12pt"/>
    </style:style>
    <style:style style:name="P87" style:family="paragraph" style:parent-style-name="Heading_20_1">
      <style:paragraph-properties fo:margin-left="0in" fo:margin-right="0in" fo:text-indent="0in" style:auto-text-indent="false"/>
      <style:text-properties fo:font-size="12pt" officeooo:rsid="00215c76" officeooo:paragraph-rsid="0025925c" style:font-size-asian="12pt" style:font-size-complex="12pt"/>
    </style:style>
    <style:style style:name="P88" style:family="paragraph" style:parent-style-name="Heading_20_1">
      <style:paragraph-properties fo:margin-left="0in" fo:margin-right="0in" fo:margin-top="0in" fo:margin-bottom="0in" style:contextual-spacing="false" fo:text-indent="0in" style:auto-text-indent="false" fo:break-before="page"/>
      <style:text-properties fo:font-size="16pt" officeooo:rsid="0026bc73" officeooo:paragraph-rsid="0026bc73" style:font-size-asian="14pt" style:font-size-complex="16pt"/>
    </style:style>
    <style:style style:name="P89" style:family="paragraph" style:parent-style-name="Heading_20_1">
      <style:paragraph-properties fo:margin-left="0in" fo:margin-right="0in" fo:margin-top="0in" fo:margin-bottom="0in" style:contextual-spacing="false" fo:text-indent="0in" style:auto-text-indent="false" fo:break-before="page"/>
      <style:text-properties fo:font-size="16pt" officeooo:rsid="0026bc73" officeooo:paragraph-rsid="002ba85e" style:font-size-asian="14pt" style:font-size-complex="16pt"/>
    </style:style>
    <style:style style:name="P90" style:family="paragraph" style:parent-style-name="Heading_20_1">
      <style:paragraph-properties fo:margin-left="0in" fo:margin-right="0in" fo:margin-top="0in" fo:margin-bottom="0in" style:contextual-spacing="false" fo:text-indent="0in" style:auto-text-indent="false" fo:break-before="page"/>
      <style:text-properties officeooo:rsid="0026bc73" officeooo:paragraph-rsid="00278f2f"/>
    </style:style>
    <style:style style:name="P91" style:family="paragraph" style:parent-style-name="Heading_20_1">
      <style:paragraph-properties fo:margin-left="0in" fo:margin-right="0in" fo:margin-top="0in" fo:margin-bottom="0in" style:contextual-spacing="false" fo:text-indent="0in" style:auto-text-indent="false" fo:break-before="page"/>
      <style:text-properties officeooo:paragraph-rsid="002aa44a"/>
    </style:style>
    <style:style style:name="P92" style:family="paragraph" style:parent-style-name="Heading_20_1" style:master-page-name="">
      <style:paragraph-properties fo:margin-left="0in" fo:margin-right="0in" fo:margin-top="0in" fo:margin-bottom="0in" style:contextual-spacing="false" fo:text-indent="0in" style:auto-text-indent="false" style:page-number="auto" fo:break-before="auto" fo:break-after="auto"/>
      <style:text-properties style:font-name="Arial" fo:font-size="12pt" officeooo:rsid="00278f2f" officeooo:paragraph-rsid="00278f2f" style:font-size-asian="12pt" style:font-size-complex="12pt"/>
    </style:style>
    <style:style style:name="P93" style:family="paragraph" style:parent-style-name="Heading_20_1" style:master-page-name="">
      <style:paragraph-properties fo:margin-left="0in" fo:margin-right="0in" fo:margin-top="0in" fo:margin-bottom="0in" style:contextual-spacing="false" fo:text-indent="0in" style:auto-text-indent="false" style:page-number="auto" fo:break-before="auto" fo:break-after="auto"/>
      <style:text-properties style:font-name="Arial" fo:font-size="12pt" officeooo:rsid="0026bc73" officeooo:paragraph-rsid="00293320" style:font-size-asian="12pt" style:font-size-complex="12pt"/>
    </style:style>
    <style:style style:name="P94" style:family="paragraph" style:parent-style-name="Heading_20_1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fo:break-before="auto" fo:break-after="auto"/>
      <style:text-properties fo:font-size="12pt" officeooo:paragraph-rsid="00278f2f" style:font-size-asian="12pt" style:font-size-complex="12pt"/>
    </style:style>
    <style:style style:name="P95" style:family="paragraph" style:parent-style-name="Heading_20_1" style:list-style-name="WW8Num18">
      <style:paragraph-properties fo:margin-left="0in" fo:margin-right="0in" fo:margin-top="0in" fo:margin-bottom="0in" style:contextual-spacing="false" fo:text-indent="0in" style:auto-text-indent="false"/>
      <style:text-properties style:font-name="Arial" fo:font-size="10pt" officeooo:rsid="00278f2f" officeooo:paragraph-rsid="003bb1bf" style:font-size-asian="10pt" style:font-size-complex="10pt"/>
    </style:style>
    <style:style style:name="P96" style:family="paragraph" style:parent-style-name="Heading_20_1" style:list-style-name="WW8Num18">
      <style:paragraph-properties fo:margin-left="0in" fo:margin-right="0in" fo:margin-top="0in" fo:margin-bottom="0in" style:contextual-spacing="false" fo:text-indent="0in" style:auto-text-indent="false"/>
      <style:text-properties style:font-name="Arial" fo:font-size="11pt" fo:font-weight="normal" officeooo:rsid="002ba85e" officeooo:paragraph-rsid="002ba85e" style:font-size-asian="11pt" style:font-weight-asian="normal" style:font-size-complex="11pt" style:font-weight-complex="normal"/>
    </style:style>
    <style:style style:name="P97" style:family="paragraph" style:parent-style-name="Heading_20_1">
      <style:paragraph-properties fo:margin-left="0in" fo:margin-right="0in" fo:text-indent="0in" style:auto-text-indent="false" fo:break-before="page"/>
      <style:text-properties officeooo:rsid="0026bc73" officeooo:paragraph-rsid="002ba85e"/>
    </style:style>
    <style:style style:name="T1" style:family="text">
      <style:text-properties officeooo:rsid="001f90e1" style:font-name-complex="Arial" style:font-weight-complex="bold"/>
    </style:style>
    <style:style style:name="T2" style:family="text">
      <style:text-properties officeooo:rsid="00223a90" style:font-name-complex="Arial" style:font-weight-complex="bold"/>
    </style:style>
    <style:style style:name="T3" style:family="text">
      <style:text-properties fo:language="en" fo:country="US" style:font-size-complex="9pt"/>
    </style:style>
    <style:style style:name="T4" style:family="text">
      <style:text-properties officeooo:rsid="001f90e1" style:font-size-complex="9pt"/>
    </style:style>
    <style:style style:name="T5" style:family="text">
      <style:text-properties officeooo:rsid="001fc032"/>
    </style:style>
    <style:style style:name="T6" style:family="text">
      <style:text-properties officeooo:rsid="00223a90"/>
    </style:style>
    <style:style style:name="T7" style:family="text">
      <style:text-properties officeooo:rsid="00236b3f"/>
    </style:style>
    <style:style style:name="T8" style:family="text">
      <style:text-properties officeooo:rsid="00239603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font-size="16pt" officeooo:rsid="001fc032" style:font-size-asian="14pt" style:font-size-complex="16pt"/>
    </style:style>
    <style:style style:name="T11" style:family="text">
      <style:text-properties fo:font-size="16pt" officeooo:rsid="002ba85e" style:font-size-asian="14pt" style:font-size-complex="16pt"/>
    </style:style>
    <style:style style:name="T12" style:family="text">
      <style:text-properties fo:font-size="16pt" officeooo:rsid="0026bc73" style:font-size-asian="14pt" style:font-size-complex="16pt"/>
    </style:style>
    <style:style style:name="T13" style:family="text">
      <style:text-properties fo:font-size="16pt" officeooo:rsid="00487ed8" style:font-size-asian="14pt" style:font-size-complex="16pt"/>
    </style:style>
    <style:style style:name="T14" style:family="text">
      <style:text-properties style:font-name="Arial"/>
    </style:style>
    <style:style style:name="T15" style:family="text">
      <style:text-properties style:font-name="Arial" officeooo:rsid="00278f2f"/>
    </style:style>
    <style:style style:name="T16" style:family="text">
      <style:text-properties style:font-name="Arial" officeooo:rsid="0026bc73"/>
    </style:style>
    <style:style style:name="T17" style:family="text">
      <style:text-properties style:font-name="Arial" officeooo:rsid="002ba85e"/>
    </style:style>
    <style:style style:name="T18" style:family="text">
      <style:text-properties style:font-name="Arial" officeooo:rsid="0033f361"/>
    </style:style>
    <style:style style:name="T19" style:family="text">
      <style:text-properties style:font-name="Arial" officeooo:rsid="003bb1bf"/>
    </style:style>
    <style:style style:name="T20" style:family="text">
      <style:text-properties officeooo:rsid="00319927"/>
    </style:style>
    <style:style style:name="T21" style:family="text">
      <style:text-properties fo:font-weight="normal" officeooo:rsid="003d22d4" style:font-weight-asian="normal" style:font-weight-complex="normal"/>
    </style:style>
    <style:style style:name="T22" style:family="text">
      <style:text-properties fo:font-weight="normal" officeooo:rsid="004612b0" style:font-weight-asian="normal" style:font-weight-complex="normal"/>
    </style:style>
    <style:style style:name="T23" style:family="text">
      <style:text-properties fo:font-size="10pt" officeooo:rsid="00465604" style:font-size-asian="10pt" style:font-size-complex="10pt"/>
    </style:style>
    <style:style style:name="T24" style:family="text">
      <style:text-properties officeooo:rsid="004085f4"/>
    </style:style>
    <style:style style:name="T25" style:family="text">
      <style:text-properties officeooo:rsid="00423888"/>
    </style:style>
    <style:style style:name="T26" style:family="text">
      <style:text-properties officeooo:rsid="0042ce4c"/>
    </style:style>
    <style:style style:name="T27" style:family="text">
      <style:text-properties officeooo:rsid="00440243"/>
    </style:style>
    <style:style style:name="T28" style:family="text">
      <style:text-properties officeooo:rsid="00457e3e"/>
    </style:style>
    <style:style style:name="T29" style:family="text">
      <style:text-properties officeooo:rsid="004612b0"/>
    </style:style>
    <style:style style:name="T30" style:family="text">
      <style:text-properties officeooo:rsid="00465604"/>
    </style:style>
    <style:style style:name="T31" style:family="text">
      <style:text-properties officeooo:rsid="0047eb5e"/>
    </style:style>
    <style:style style:name="T32" style:family="text">
      <style:text-properties officeooo:rsid="00487ed8"/>
    </style:style>
    <style:style style:name="T33" style:family="text">
      <style:text-properties officeooo:rsid="00489512"/>
    </style:style>
    <style:style style:name="T34" style:family="text">
      <style:text-properties officeooo:rsid="0049a3cc"/>
    </style:style>
    <style:style style:name="T35" style:family="text">
      <style:text-properties officeooo:rsid="004acedd"/>
    </style:style>
    <style:style style:name="T36" style:family="text">
      <style:text-properties officeooo:rsid="004ad9cf"/>
    </style:style>
    <style:style style:name="T37" style:family="text">
      <style:text-properties officeooo:rsid="004cd7d6"/>
    </style:style>
    <style:style style:name="T38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76823939548712664" text:style-name="WW8Num18">
        <text:list-header>
          <text:h text:style-name="P75" text:outline-level="1"/>
        </text:list-header>
        <text:list-item>
          <text:h text:style-name="P76" text:outline-level="1"><text:bookmark-start text:name="__RefHeading___Toc242671693"/>Summary<text:bookmark-end text:name="__RefHeading___Toc242671693"/></text:h>
        </text:list-item>
      </text:list>
      <text:p text:style-name="P31"/>
      <text:p text:style-name="P46">This document details the overall <text:span text:style-name="T5">project </text:span>and specific team requirements for <text:span text:style-name="T5">POPYE</text:span>. Any new or updated requirements will be included here in future revisions.</text:p>
      <text:list xml:id="list135322721503748" text:continue-numbering="true" text:style-name="WW8Num18">
        <text:list-header>
          <text:h text:style-name="P77" text:outline-level="1"/>
        </text:list-header>
        <text:list-item>
          <text:h text:style-name="P77" text:outline-level="1"><text:bookmark-start text:name="__RefHeading___Toc242671694"/>Version History<text:bookmark-end text:name="__RefHeading___Toc242671694"/></text:h>
        </text:list-item>
      </text:list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9">Date</text:p>
          </table:table-cell>
          <table:table-cell table:style-name="Table1.A1" office:value-type="string">
            <text:p text:style-name="P49">Version</text:p>
          </table:table-cell>
          <table:table-cell table:style-name="Table1.C1" office:value-type="string">
            <text:p text:style-name="P49">Comments</text:p>
          </table:table-cell>
        </table:table-row>
        <table:table-row table:style-name="Table1.1">
          <table:table-cell table:style-name="Table1.A2" office:value-type="string">
            <text:p text:style-name="P50"><text:span text:style-name="T37">9/02</text:span>/15</text:p>
          </table:table-cell>
          <table:table-cell table:style-name="Table1.B2" office:value-type="string">
            <text:p text:style-name="P51">1.0</text:p>
          </table:table-cell>
          <table:table-cell table:style-name="Table1.C2" office:value-type="string">
            <text:p text:style-name="P51">Initial <text:span text:style-name="T8">d</text:span>ocument <text:span text:style-name="T36">containing requirements as provided by the team leaders.</text:span></text:p>
          </table:table-cell>
        </table:table-row>
        <table:table-row table:style-name="Table1.1">
          <table:table-cell table:style-name="Table1.A3" office:value-type="string">
            <text:p text:style-name="P52"/>
          </table:table-cell>
          <table:table-cell table:style-name="Table1.B3" office:value-type="string">
            <text:p text:style-name="P52"/>
          </table:table-cell>
          <table:table-cell table:style-name="Table1.C3" office:value-type="string">
            <text:p text:style-name="P52"/>
          </table:table-cell>
        </table:table-row>
        <table:table-row table:style-name="Table1.1">
          <table:table-cell table:style-name="Table1.A4" office:value-type="string">
            <text:p text:style-name="P52"/>
          </table:table-cell>
          <table:table-cell table:style-name="Table1.B4" office:value-type="string">
            <text:p text:style-name="P52"/>
          </table:table-cell>
          <table:table-cell table:style-name="Table1.C4" office:value-type="string">
            <text:p text:style-name="P52"/>
          </table:table-cell>
        </table:table-row>
        <table:table-row table:style-name="Table1.1">
          <table:table-cell table:style-name="Table1.A5" office:value-type="string">
            <text:p text:style-name="P52"/>
          </table:table-cell>
          <table:table-cell table:style-name="Table1.B5" office:value-type="string">
            <text:p text:style-name="P52"/>
          </table:table-cell>
          <table:table-cell table:style-name="Table1.C5" office:value-type="string">
            <text:p text:style-name="P52"/>
          </table:table-cell>
        </table:table-row>
        <table:table-row table:style-name="Table1.1">
          <table:table-cell table:style-name="Table1.A6" office:value-type="string">
            <text:p text:style-name="P52"/>
          </table:table-cell>
          <table:table-cell table:style-name="Table1.B6" office:value-type="string">
            <text:p text:style-name="P52"/>
          </table:table-cell>
          <table:table-cell table:style-name="Table1.C6" office:value-type="string">
            <text:p text:style-name="P52"/>
          </table:table-cell>
        </table:table-row>
      </table:table>
      <text:list xml:id="list135322856858209" text:continue-numbering="true" text:style-name="WW8Num18">
        <text:list-header>
          <text:h text:style-name="P78" text:outline-level="1"/>
        </text:list-header>
        <text:list-item>
          <text:h text:style-name="P78" text:outline-level="1"><text:bookmark-start text:name="__RefHeading___Toc242671695"/>Table of Contents<text:bookmark-end text:name="__RefHeading___Toc242671695"/></text:h>
        </text:list-item>
      </text:list>
      <text:p text:style-name="P48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_20_Appendix"/>
            <text:index-source-style text:style-name="Heading_20_2"/>
          </text:index-source-styles>
          <text:index-source-styles text:outline-level="2">
            <text:index-source-style text:style-name="Heading_20_2_20_Appendix"/>
          </text:index-source-styles>
        </text:table-of-content-source>
        <text:index-body>
          <text:p text:style-name="P4"><text:a xlink:type="simple" xlink:href="#__RefHeading___Toc242671693" text:style-name="Index_20_Link" text:visited-style-name="Index_20_Link">1 Summary<text:tab/>1</text:a></text:p>
          <text:p text:style-name="P4"><text:a xlink:type="simple" xlink:href="#__RefHeading___Toc242671694" text:style-name="Index_20_Link" text:visited-style-name="Index_20_Link">2 Version History<text:tab/>1</text:a></text:p>
          <text:p text:style-name="P4"><text:a xlink:type="simple" xlink:href="#__RefHeading___Toc242671695" text:style-name="Index_20_Link" text:visited-style-name="Index_20_Link">3 Table of Contents<text:tab/>1</text:a></text:p>
          <text:p text:style-name="P4"><text:a xlink:type="simple" xlink:href="#__RefHeading___Toc242671696" text:style-name="Index_20_Link" text:visited-style-name="Index_20_Link">4 Overall Requirements<text:tab/>2</text:a></text:p>
          <text:p text:style-name="P4"><text:s text:c="4"/><text:a xlink:type="simple" xlink:href="#__RefHeading__1779_952703430" text:style-name="Index_20_Link" text:visited-style-name="Index_20_Link">4.1 Display Book<text:tab/>2</text:a></text:p>
          <text:p text:style-name="P4"><text:s text:c="4"/><text:a xlink:type="simple" xlink:href="#__RefHeading__1781_952703430" text:style-name="Index_20_Link" text:visited-style-name="Index_20_Link">4.2 Interactive Programming<text:tab/>2</text:a></text:p>
          <text:p text:style-name="P4"><text:s text:c="4"/><text:a xlink:type="simple" xlink:href="#__RefHeading__1783_952703430" text:style-name="Index_20_Link" text:visited-style-name="Index_20_Link">4.3 Provide Supportable Code<text:tab/>2</text:a></text:p>
          <text:p text:style-name="P4"><text:a xlink:type="simple" xlink:href="#__RefHeading__1785_952703430" text:style-name="Index_20_Link" text:visited-style-name="Index_20_Link">5 Infastructure Team<text:tab/>3</text:a></text:p>
          <text:p text:style-name="P4"><text:s text:c="4"/><text:a xlink:type="simple" xlink:href="#__RefHeading__1787_952703430" text:style-name="Index_20_Link" text:visited-style-name="Index_20_Link">5.1 Responsibilities<text:tab/>3</text:a></text:p>
          <text:p text:style-name="P4"><text:s text:c="4"/><text:a xlink:type="simple" xlink:href="#__RefHeading__1789_952703430" text:style-name="Index_20_Link" text:visited-style-name="Index_20_Link">5.2 Requirements<text:tab/>3</text:a></text:p>
          <text:p text:style-name="P4"><text:a xlink:type="simple" xlink:href="#__RefHeading__1791_952703430" text:style-name="Index_20_Link" text:visited-style-name="Index_20_Link">6 Library Team<text:tab/>4</text:a></text:p>
          <text:p text:style-name="P4"><text:s text:c="4"/><text:a xlink:type="simple" xlink:href="#__RefHeading__1793_952703430" text:style-name="Index_20_Link" text:visited-style-name="Index_20_Link">6.1 Responsibilities<text:tab/>4</text:a></text:p>
          <text:p text:style-name="P4"><text:s text:c="4"/><text:a xlink:type="simple" xlink:href="#__RefHeading__1795_952703430" text:style-name="Index_20_Link" text:visited-style-name="Index_20_Link">6.2 Requirements<text:tab/>4</text:a></text:p>
          <text:p text:style-name="P4"><text:a xlink:type="simple" xlink:href="#__RefHeading__1797_952703430" text:style-name="Index_20_Link" text:visited-style-name="Index_20_Link">7 Test Team<text:tab/>5</text:a></text:p>
          <text:p text:style-name="P4"><text:s text:c="4"/><text:a xlink:type="simple" xlink:href="#__RefHeading__1799_952703430" text:style-name="Index_20_Link" text:visited-style-name="Index_20_Link">7.1 Responsibilities<text:tab/>5</text:a></text:p>
          <text:p text:style-name="P4"><text:s text:c="4"/><text:a xlink:type="simple" xlink:href="#__RefHeading__1801_952703430" text:style-name="Index_20_Link" text:visited-style-name="Index_20_Link">7.2 Requirements<text:tab/>5</text:a></text:p>
          <text:p text:style-name="P4"><text:a xlink:type="simple" xlink:href="#__RefHeading__1803_952703430" text:style-name="Index_20_Link" text:visited-style-name="Index_20_Link">8 Text Team<text:tab/>6</text:a></text:p>
          <text:p text:style-name="P4"><text:s text:c="4"/><text:a xlink:type="simple" xlink:href="#__RefHeading__1805_952703430" text:style-name="Index_20_Link" text:visited-style-name="Index_20_Link">8.1 Responsibilities<text:tab/></text:a><text:a xlink:type="simple" xlink:href="#__RefHeading__1805_952703430" text:style-name="Index_20_Link" text:visited-style-name="Index_20_Link">6</text:a></text:p>
          <text:p text:style-name="P4"><text:s text:c="4"/><text:a xlink:type="simple" xlink:href="#__RefHeading__1807_952703430" text:style-name="Index_20_Link" text:visited-style-name="Index_20_Link">8.2 Requirements<text:tab/>6</text:a></text:p>
          <text:p text:style-name="P4"><text:a xlink:type="simple" xlink:href="#__RefHeading__1809_952703430" text:style-name="Index_20_Link" text:visited-style-name="Index_20_Link">9 Configuration Management Team<text:tab/>7</text:a></text:p>
          <text:p text:style-name="P4"><text:s text:c="4"/><text:a xlink:type="simple" xlink:href="#__RefHeading__1811_952703430" text:style-name="Index_20_Link" text:visited-style-name="Index_20_Link">9.1 Responsibilities<text:tab/>7</text:a></text:p>
          <text:p text:style-name="P4"><text:s text:c="4"/><text:a xlink:type="simple" xlink:href="#__RefHeading__2133_952703430" text:style-name="Index_20_Link" text:visited-style-name="Index_20_Link">9.2 Requirements<text:tab/>7</text:a></text:p>
          <text:p text:style-name="P4"><text:a xlink:type="simple" xlink:href="#__RefHeading__2252_952703430" text:style-name="Index_20_Link" text:visited-style-name="Index_20_Link">10 </text:a><text:a xlink:type="simple" xlink:href="#__RefHeading__2252_952703430" text:style-name="Index_20_Link" text:visited-style-name="Index_20_Link"><text:span text:style-name="T32">S</text:span></text:a><text:a xlink:type="simple" xlink:href="#__RefHeading__2252_952703430" text:style-name="Index_20_Link" text:visited-style-name="Index_20_Link">QA Team<text:tab/>8</text:a></text:p>
          <text:p text:style-name="P4"><text:s text:c="4"/><text:a xlink:type="simple" xlink:href="#__RefHeading__2254_952703430" text:style-name="Index_20_Link" text:visited-style-name="Index_20_Link">10.1 Responsibilities<text:tab/>8</text:a></text:p>
          <text:p text:style-name="P4"><text:s text:c="4"/><text:span text:style-name="T35">10.2</text:span><text:a xlink:type="simple" xlink:href="#__RefHeading__1815_952703430" text:style-name="Index_20_Link" text:visited-style-name="Index_20_Link"> Requirements<text:tab/></text:a><text:span text:style-name="T26">8</text:span></text:p>
        </text:index-body>
      </text:table-of-content>
      <text:p text:style-name="P28"/>
      <text:list xml:id="list135322660767494" text:continue-numbering="true" text:style-name="WW8Num18">
        <text:list-item>
          <text:h text:style-name="P81" text:outline-level="1"><text:bookmark-start text:name="__RefHeading___Toc242671696"/>Overall Requirements<text:bookmark-end text:name="__RefHeading___Toc242671696"/></text:h>
        </text:list-item>
      </text:list>
      <text:p text:style-name="P32"/>
      <text:list xml:id="list135323376349697" text:continue-numbering="true" text:style-name="WW8Num18">
        <text:list-item>
          <text:list>
            <text:list-item>
              <text:h text:style-name="P83" text:outline-level="1"><text:bookmark-start text:name="__RefHeading__1779_952703430"/>Display Book<text:bookmark-end text:name="__RefHeading__1779_952703430"/></text:h>
            </text:list-item>
          </text:list>
        </text:list-item>
      </text:list>
      <text:p text:style-name="P5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Requirment</text:p>
          </table:table-cell>
          <table:table-cell table:style-name="Table2.B1" office:value-type="string">
            <text:p text:style-name="P5">Corresponding Test</text:p>
          </table:table-cell>
        </table:table-row>
        <table:table-row table:style-name="Table2.1">
          <table:table-cell table:style-name="Table2.A2" office:value-type="string">
            <text:p text:style-name="P11"><text:span text:style-name="T30">4.1.1 O</text:span>pen a plain text window and display formatted text and figures.</text:p>
          </table:table-cell>
          <table:table-cell table:style-name="Table2.B2" office:value-type="string">
            <text:p text:style-name="P11">Check out Popye and test program; Load and display a plain text file containing figures</text:p>
          </table:table-cell>
        </table:table-row>
        <table:table-row table:style-name="Table2.1">
          <table:table-cell table:style-name="Table2.A3" office:value-type="string">
            <text:p text:style-name="P10"><text:span text:style-name="T30">4.1.2 E</text:span>nable a user to open a <text:span text:style-name="T6">code </text:span>listing in a text editor window.</text:p>
          </table:table-cell>
          <table:table-cell table:style-name="Table2.B3" office:value-type="string">
            <text:p text:style-name="P9">Check out Popye and test program; Load and display a plain text file containing a listing; select the listing and see it open in an editable window</text:p>
          </table:table-cell>
        </table:table-row>
        <table:table-row table:style-name="Table2.1">
          <table:table-cell table:style-name="Table2.A4" office:value-type="string">
            <text:p text:style-name="P8"><text:span text:style-name="T23">4.1.3 </text:span>Ability to select and open chaper and chapter sections.</text:p>
          </table:table-cell>
          <table:table-cell table:style-name="Table2.B4" office:value-type="string">
            <text:p text:style-name="P9">Check out Popye and test program; Load and display a plain text file containing a listing; select <text:s/><text:span text:style-name="T7">a</text:span> <text:span text:style-name="T7">chapter from interface and load chapter. Select a chapter section from interface and jump to that section in view.</text:span></text:p>
          </table:table-cell>
        </table:table-row>
      </table:table>
      <text:list xml:id="list135324438657067" text:continue-numbering="true" text:style-name="WW8Num18">
        <text:list-item>
          <text:list>
            <text:list-header>
              <text:h text:style-name="P73" text:outline-level="1"/>
            </text:list-header>
            <text:list-item>
              <text:h text:style-name="P71" text:outline-level="1"><text:bookmark-start text:name="__RefHeading__1781_952703430"/>Interactive Programming<text:bookmark-end text:name="__RefHeading__1781_952703430"/></text:h>
            </text:list-item>
          </text:list>
        </text:list-item>
      </text:list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Requirment</text:p>
          </table:table-cell>
          <table:table-cell table:style-name="Table3.B1" office:value-type="string">
            <text:p text:style-name="P6">Corresponding Test</text:p>
          </table:table-cell>
        </table:table-row>
        <table:table-row table:style-name="Table3.1">
          <table:table-cell table:style-name="Table3.A2" office:value-type="string">
            <text:p text:style-name="P12"><text:span text:style-name="T30">4.2.1 </text:span>Popye shall allow a user to edit the text of a <text:span text:style-name="T7">code </text:span>listing.</text:p>
          </table:table-cell>
          <table:table-cell table:style-name="Table3.B2" office:value-type="string">
            <text:p text:style-name="P12">Check out Popye and test program; Load and display a plain text file containing a listing; select the listing; see it open in an editable window; change the listing; save the listing</text:p>
          </table:table-cell>
        </table:table-row>
        <table:table-row table:style-name="Table3.1">
          <table:table-cell table:style-name="Table3.A3" office:value-type="string">
            <text:p text:style-name="P10"><text:span text:style-name="T30">4.2.2 </text:span>Popye shall allow a user to run the text of a <text:span text:style-name="T7">code </text:span>listing.</text:p>
          </table:table-cell>
          <table:table-cell table:style-name="Table3.B3" office:value-type="string">
            <text:p text:style-name="P9">Check out Popye and test program; Load and display a plain text file containing a listing; select the listing; change the listing; save the listing; run the listing.</text:p>
          </table:table-cell>
        </table:table-row>
        <table:table-row table:style-name="Table3.1">
          <table:table-cell table:style-name="Table3.A4" office:value-type="string">
            <text:p text:style-name="P15"><text:span text:style-name="T30">4.2.3 </text:span>Popye shall allow a user to restore the original listing</text:p>
          </table:table-cell>
          <table:table-cell table:style-name="Table3.B4" office:value-type="string">
            <text:p text:style-name="P9">Check out Popye and test program; Load and display a plain text file containing a listing; select the listing; change the listing; save the listing; restore the original listing</text:p>
          </table:table-cell>
        </table:table-row>
      </table:table>
      <text:list xml:id="list135323897659397" text:continue-numbering="true" text:style-name="WW8Num18">
        <text:list-item>
          <text:list>
            <text:list-header>
              <text:h text:style-name="P74" text:outline-level="1"/>
            </text:list-header>
            <text:list-item>
              <text:h text:style-name="P72" text:outline-level="1"><text:bookmark-start text:name="__RefHeading__1783_952703430"/>Provide Supportable Code<text:bookmark-end text:name="__RefHeading__1783_952703430"/></text:h>
            </text:list-item>
          </text:list>
        </text:list-item>
      </text:list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Requirment</text:p>
          </table:table-cell>
          <table:table-cell table:style-name="Table4.B1" office:value-type="string">
            <text:p text:style-name="P7">Corresponding Test</text:p>
          </table:table-cell>
        </table:table-row>
        <table:table-row table:style-name="Table4.1">
          <table:table-cell table:style-name="Table4.A2" office:value-type="string">
            <text:p text:style-name="P14"><text:span text:style-name="T30">4.3.1 </text:span>All formal tests shall be conducted from the CM archive.</text:p>
          </table:table-cell>
          <table:table-cell table:style-name="Table4.B2" office:value-type="string">
            <text:p text:style-name="P13">N/A</text:p>
          </table:table-cell>
        </table:table-row>
        <table:table-row table:style-name="Table4.1">
          <table:table-cell table:style-name="Table4.A3" office:value-type="string">
            <text:p text:style-name="P10"><text:span text:style-name="T30">4.3.2 P</text:span>rocedures and results of all formal tests shall be documented.</text:p>
          </table:table-cell>
          <table:table-cell table:style-name="Table4.B3" office:value-type="string">
            <text:p text:style-name="P13">N/A</text:p>
          </table:table-cell>
        </table:table-row>
      </table:table>
      <text:list xml:id="list135322947305594" text:continue-numbering="true" text:style-name="WW8Num18">
        <text:list-header>
          <text:h text:style-name="P87" text:outline-level="1"/>
        </text:list-header>
        <text:list-item>
          <text:h text:style-name="P88" text:outline-level="1"><text:bookmark-start text:name="__RefHeading__1785_952703430"/>Infastructure Team<text:bookmark-end text:name="__RefHeading__1785_952703430"/></text:h>
        </text:list-item>
      </text:list>
      <text:p text:style-name="P18"/>
      <text:list xml:id="list135322750712094" text:continue-numbering="true" text:style-name="WW8Num18">
        <text:list-item>
          <text:list>
            <text:list-item>
              <text:h text:style-name="P92" text:outline-level="1"><text:bookmark-start text:name="__RefHeading__1787_952703430"/>Responsibilities<text:bookmark-end text:name="__RefHeading__1787_952703430"/></text:h>
            </text:list-item>
          </text:list>
        </text:list-item>
      </text:list>
      <text:p text:style-name="P21"/>
      <text:p text:style-name="P16"><text:span text:style-name="T14">Develop the application </text:span><text:span text:style-name="T17">interfaces </text:span><text:span text:style-name="T19">and controllers</text:span><text:span text:style-name="T14">. </text:span><text:span text:style-name="T19">Also responsible for handling file loading/saving.</text:span></text:p>
      <text:p text:style-name="P23"/>
      <text:list xml:id="list135322387183074" text:continue-numbering="true" text:style-name="WW8Num18">
        <text:list-item>
          <text:list>
            <text:list-item>
              <text:h text:style-name="P94" text:outline-level="1"><text:bookmark-start text:name="__RefHeading__1789_952703430"/><text:span text:style-name="T15">Requirement</text:span><text:span text:style-name="T18">s</text:span><text:bookmark-end text:name="__RefHeading__1789_952703430"/></text:h>
            </text:list-item>
          </text:list>
        </text:list-item>
      </text:list>
      <text:p text:style-name="P25"/>
      <text:list xml:id="list135323578967125" text:continue-numbering="true" text:style-name="WW8Num18">
        <text:list-item>
          <text:list>
            <text:list-item>
              <text:list>
                <text:list-header>
                  <text:p text:style-name="P61"><text:span text:style-name="T32">5.2</text:span>.1 Provide the ability to open a text window </text:p>
                </text:list-header>
              </text:list>
            </text:list-item>
          </text:list>
        </text:list-item>
      </text:list>
      <text:p text:style-name="P53"><text:span text:style-name="T32">5.2</text:span>.1.1 Rqmt: web server will respond to http get requests with html built around </text:p>
      <text:p text:style-name="P53">content </text:p>
      <text:p text:style-name="P53"><text:span text:style-name="T32">5.2</text:span>.1.1.1 Test: send http get request to web server; receive html; open in browser; </text:p>
      <text:p text:style-name="P53">should see formatted text with hyperlinks between sections </text:p>
      <text:p text:style-name="P53"><text:span text:style-name="T32">5.2</text:span>.1.2 Rqmt: html must dynamically resize to support different devices </text:p>
      <text:p text:style-name="P53"><text:span text:style-name="T32">5.2</text:span>.1.2.1 Test: open web app on mobile device and laptop; content should be </text:p>
      <text:p text:style-name="P53">scaled to fit the screen on that device such that scrolling is only necessary in one </text:p>
      <text:p text:style-name="P53">direction; should be able to change text size </text:p>
      <text:p text:style-name="P53"><text:span text:style-name="T32">5.2</text:span>.2 Provide the ability to open an editor window </text:p>
      <text:p text:style-name="P53"><text:span text:style-name="T32">5.2</text:span>.2.1 Rqmt: listings will include option for opening editor window </text:p>
      <text:p text:style-name="P53"><text:span text:style-name="T32">5.2</text:span>.2.1.1 Test: Find a code listing in the content. Execute interaction to bring up the </text:p>
      <text:p text:style-name="P53">editor </text:p>
      <text:p text:style-name="P53"><text:span text:style-name="T32">5.2</text:span>.2.2 Rqmt: users will be able to edit listings, save, and revert their changes </text:p>
      <text:p text:style-name="P53"><text:span text:style-name="T32">5.2</text:span>.2.2.1 Test: Find a listing; edit it, save, and close/logout; reopen app, code </text:p>
      <text:p text:style-name="P53">should still be user’s edited code </text:p>
      <text:p text:style-name="P53"><text:span text:style-name="T32">5.2</text:span>.2.2.2 Test: After editing a listing, revert changes; the code should return to as it </text:p>
      <text:p text:style-name="P53">was in the original document </text:p>
      <text:p text:style-name="P53"><text:span text:style-name="T32">5.2</text:span>.3 Provide the ability to open a figure window </text:p>
      <text:p text:style-name="P53"><text:span text:style-name="T32">5.2</text:span>.3.1 Rqmt: display pdf or image figures returned by server in html </text:p>
      <text:p text:style-name="P53"><text:span text:style-name="T32">5.2</text:span>.3.1.1 Test: Execute a plot function; resulting figure should be embedded in the </text:p>
      <text:p text:style-name="P53">current webpage, or in a popout window </text:p>
      <text:p text:style-name="P53"><text:span text:style-name="T32">5.2</text:span>.4 Provide the ability to execute Python code listings remotely </text:p>
      <text:p text:style-name="P53"><text:span text:style-name="T32">5.2</text:span>.4.1 Rqmt: Listings will include option to execute code. Doing so will cause </text:p>
      <text:p text:style-name="P53">server to generate results </text:p>
      <text:p text:style-name="P53"><text:span text:style-name="T32">5.2.</text:span>4.1.1 Test: Find code listing and execute, response from server should be </text:p>
      <text:p text:style-name="P53">displayed in a “results” window/panel or in a figure </text:p>
      <text:p text:style-name="P27"/>
      <text:list xml:id="list135323087013320" text:continue-numbering="true" text:style-name="WW8Num18">
        <text:list-item>
          <text:h text:style-name="P90" text:outline-level="1"><text:bookmark-start text:name="__RefHeading__1791_952703430"/><text:span text:style-name="T10">L</text:span><text:span text:style-name="T9">ibrary Team</text:span><text:bookmark-end text:name="__RefHeading__1791_952703430"/></text:h>
        </text:list-item>
      </text:list>
      <text:p text:style-name="P19"/>
      <text:list xml:id="list135324033695792" text:continue-numbering="true" text:style-name="WW8Num18">
        <text:list-item>
          <text:list>
            <text:list-item>
              <text:h text:style-name="P93" text:outline-level="1"><text:bookmark-start text:name="__RefHeading__1793_952703430"/>Responsibilities<text:bookmark-end text:name="__RefHeading__1793_952703430"/></text:h>
            </text:list-item>
          </text:list>
        </text:list-item>
      </text:list>
      <text:p text:style-name="P22"/>
      <text:p text:style-name="P17"><text:span text:style-name="T16">D</text:span><text:span text:style-name="T14">evelop python objects that mimic the functionality of certain matlab libraries. Also responsible for developing tests for those objects.</text:span></text:p>
      <text:p text:style-name="P24"/>
      <text:list xml:id="list135322858308507" text:continue-numbering="true" text:style-name="WW8Num18">
        <text:list-item>
          <text:list>
            <text:list-item>
              <text:h text:style-name="P84" text:outline-level="1"><text:bookmark-start text:name="__RefHeading__1795_952703430"/>Requirements<text:bookmark-end text:name="__RefHeading__1795_952703430"/></text:h>
            </text:list-item>
          </text:list>
        </text:list-item>
      </text:list>
      <text:p text:style-name="P56"/>
      <text:list xml:id="list135324260070831" text:continue-numbering="true" text:style-name="WW8Num18">
        <text:list-item>
          <text:list>
            <text:list-item>
              <text:list>
                <text:list-header>
                  <text:p text:style-name="P62"><text:span text:style-name="T22">6.2</text:span><text:span text:style-name="T21">.1 Provide implementations of library functions </text:span></text:p>
                  <text:p text:style-name="P63"><text:span text:style-name="T29">6.2</text:span>.1.1 – Library team will implement the Matplotlib python library for plotting and <text:span text:style-name="T24">n</text:span>umerical calculations </text:p>
                  <text:p text:style-name="P63"><text:span text:style-name="T29">6.2</text:span>.1.2 – Library team will provide Matlab-esque functions that wrap around dependent libraries </text:p>
                  <text:p text:style-name="P64"><text:span text:style-name="T29">6.2</text:span>.1.3 – Library team will start by implementing a plotting wrapper library and a vector manipulation library (i.e. cos, sin, tan, mag, etc) </text:p>
                  <text:p text:style-name="P64"><text:span text:style-name="T29">6.2</text:span>.1.4 – Library team will save plots as a pdf or png file </text:p>
                  <text:p text:style-name="P63"><text:span text:style-name="T29">6.2</text:span>.2 Provide scripts to fully test all library functions </text:p>
                  <text:p text:style-name="P63"><text:span text:style-name="T29">6.2</text:span>.2.1 – All of the plot functions will need to go through quality assurance, making sure each function creates the supposed plot</text:p>
                  <text:p text:style-name="P63"><text:span text:style-name="T29">6.2</text:span>.2.2 – Unit tests can be created for all of the vector manipulation functions </text:p>
                </text:list-header>
              </text:list>
            </text:list-item>
          </text:list>
        </text:list-item>
      </text:list>
      <text:p text:style-name="P53"><text:span text:style-name="T29">6.2</text:span>.3.3 – End to end tests can be done for using both vector manipulation and plotting librari<text:span text:style-name="T24">es</text:span></text:p>
      <text:p text:style-name="P26"/>
      <text:list xml:id="list135324035981144" text:continue-numbering="true" text:style-name="WW8Num18">
        <text:list-item>
          <text:list>
            <text:list-item>
              <text:list>
                <text:list-header>
                  <text:h text:style-name="P95" text:outline-level="1"/>
                </text:list-header>
              </text:list>
            </text:list-item>
          </text:list>
        </text:list-item>
        <text:list-item>
          <text:h text:style-name="P91" text:outline-level="1"><text:bookmark-start text:name="__RefHeading__1797_952703430"/><text:span text:style-name="T10">T</text:span><text:span text:style-name="T12">est Team</text:span><text:bookmark-end text:name="__RefHeading__1797_952703430"/></text:h>
        </text:list-item>
      </text:list>
      <text:p text:style-name="P20"/>
      <text:list xml:id="list135323699771975" text:continue-numbering="true" text:style-name="WW8Num18">
        <text:list-item>
          <text:list>
            <text:list-item>
              <text:h text:style-name="P85" text:outline-level="1"><text:bookmark-start text:name="__RefHeading__1799_952703430"/>Responsibilities<text:bookmark-end text:name="__RefHeading__1799_952703430"/></text:h>
            </text:list-item>
          </text:list>
        </text:list-item>
      </text:list>
      <text:p text:style-name="P36"/>
      <text:p text:style-name="P33"><text:span text:style-name="T16">W</text:span><text:span text:style-name="T14">rite regression tests for code listings in textbook.</text:span></text:p>
      <text:p text:style-name="P38"/>
      <text:list xml:id="list135323343246683" text:continue-numbering="true" text:style-name="WW8Num18">
        <text:list-item>
          <text:list>
            <text:list-item>
              <text:h text:style-name="P79" text:outline-level="1"><text:bookmark-start text:name="__RefHeading__1801_952703430"/>Requirements<text:bookmark-end text:name="__RefHeading__1801_952703430"/></text:h>
            </text:list-item>
          </text:list>
        </text:list-item>
      </text:list>
      <text:p text:style-name="P35"/>
      <text:p text:style-name="P41"><text:span text:style-name="T29">7.2</text:span>.1 Develop Actual Python listings of book examples </text:p>
      <text:p text:style-name="P70"><text:span text:style-name="T29">7.2</text:span>.1.1 – organize Python listings by book chapters </text:p>
      <text:p text:style-name="P70"><text:span text:style-name="T29">7.2</text:span>.1.2.1 – translate the Matlab listings into Python 2.<text:span text:style-name="T31">7</text:span>. These Python listings will </text:p>
      <text:p text:style-name="P53">be displayed in the text editor mentioned in the overall requirements. </text:p>
      <text:p text:style-name="P70"><text:span text:style-name="T29">7.2</text:span>.1.2.2 – write unit tests (that will be used in regression) for each Python listing. </text:p>
      <text:p text:style-name="P53">3.2 Build scripts to checkout and run listings </text:p>
      <text:p text:style-name="P70"><text:span text:style-name="T29">7.2</text:span>.2.1.1 – write executable scripts that will be run for when a listing is selected </text:p>
      <text:p text:style-name="P53">and ran, allocated in <text:span text:style-name="T32">5.2</text:span>.4. </text:p>
      <text:p text:style-name="P70"><text:span text:style-name="T29">7.2</text:span>.2.1.2 – run each script, check that the returned result meets the expected </text:p>
      <text:p text:style-name="P53">behavior of that listing</text:p>
      <text:p text:style-name="P35"/>
      <text:list xml:id="list135323522344388" text:continue-numbering="true" text:style-name="WW8Num18">
        <text:list-item>
          <text:h text:style-name="P97" text:outline-level="1"><text:bookmark-start text:name="__RefHeading__1803_952703430"/><text:span text:style-name="T10">T</text:span><text:span text:style-name="T9">ext Team</text:span><text:bookmark-end text:name="__RefHeading__1803_952703430"/></text:h>
        </text:list-item>
      </text:list>
      <text:p text:style-name="P65"/>
      <text:list xml:id="list135322457479104" text:continue-numbering="true" text:style-name="WW8Num18">
        <text:list-item>
          <text:list>
            <text:list-item>
              <text:h text:style-name="P85" text:outline-level="1"><text:bookmark-start text:name="__RefHeading__1805_952703430"/>Responsibilities<text:bookmark-end text:name="__RefHeading__1805_952703430"/></text:h>
            </text:list-item>
          </text:list>
        </text:list-item>
      </text:list>
      <text:p text:style-name="P36"/>
      <text:p text:style-name="P39">Provide XML representation of chapters in textbook. </text:p>
      <text:p text:style-name="P39"/>
      <text:list xml:id="list135322541549013" text:continue-numbering="true" text:style-name="WW8Num18">
        <text:list-item>
          <text:list>
            <text:list-item>
              <text:h text:style-name="P79" text:outline-level="1"><text:bookmark-start text:name="__RefHeading__1807_952703430"/>Requirements<text:bookmark-end text:name="__RefHeading__1807_952703430"/></text:h>
            </text:list-item>
          </text:list>
        </text:list-item>
      </text:list>
      <text:p text:style-name="P37"/>
      <text:p text:style-name="P40"><text:span text:style-name="T27">8.</text:span>2.1 Rqmt: Extract XML from Textbook </text:p>
      <text:p text:style-name="P69"><text:span text:style-name="T27">8.2</text:span>.1.1 Test: Extract section. Compare section actual to section expected. </text:p>
      <text:p text:style-name="P53">Allocated from <text:span text:style-name="T32">4</text:span>.1.1 </text:p>
      <text:p text:style-name="P69"><text:span text:style-name="T27">8.2</text:span>.2 Rqmt: Convert XML to HTML </text:p>
      <text:p text:style-name="P69"><text:span text:style-name="T27">8.2</text:span>.2.1 Test: Convert section XML to HTML. Compare output of actual to </text:p>
      <text:p text:style-name="P53">expected. </text:p>
      <text:p text:style-name="P69"><text:span text:style-name="T27">8.2</text:span>.3 Rqmt: Replace code snippets with Test Code runnable “modules” </text:p>
      <text:p text:style-name="P69"><text:span text:style-name="T27">8.2</text:span>.3.1 Test: Acquire sample code snippet from test code. Place injection code/tag </text:p>
      <text:p text:style-name="P53">inside XML/HTML. Examine output for proper snippet injection. </text:p>
      <text:p text:style-name="P69"><text:span text:style-name="T27">8.2</text:span>.4 Rqmt: Modify text to reflect new code functionality </text:p>
      <text:p text:style-name="P69"><text:span text:style-name="T27">8.2</text:span>.4.1 Test: Read through affected section and compare correctness to </text:p>
      <text:p text:style-name="P53">corresponding code snippets </text:p>
      <text:p text:style-name="P69"><text:span text:style-name="T27">8.2</text:span>.5 Rqmt: Provide links to other locations in book </text:p>
      <text:p text:style-name="P69"><text:span text:style-name="T27">8.2</text:span>.5.1 Test: Inject links to sections with section name recognition, parse through </text:p>
      <text:p text:style-name="P53">output XML/HTML to verify correct link creation. </text:p>
      <text:p text:style-name="P69"><text:span text:style-name="T27">8.2</text:span>.6 Rqmt: File System to store book sections </text:p>
      <text:p text:style-name="P69"><text:span text:style-name="T27">8.2</text:span>.6.1 Test: All sections accounted for? </text:p>
      <text:p text:style-name="P69"><text:span text:style-name="T27">8.2</text:span>.7 Rqmt: BookController to interface with other teams, provide access to </text:p>
      <text:p text:style-name="P53">book chapters/sections </text:p>
      <text:p text:style-name="P69"><text:span text:style-name="T27">8.2</text:span>.7.1 Test: Unit tests covering every function method, comparing against </text:p>
      <text:p text:style-name="P53">expected results. </text:p>
      <text:p text:style-name="P69"><text:span text:style-name="T27">8.2</text:span>.7.2 Test: Meet with other teams to ensure BookController Interface meets all </text:p>
      <text:p text:style-name="P53">external needs. </text:p>
      <text:p text:style-name="P37"/>
      <text:list xml:id="list135324486937103" text:continue-numbering="true" text:style-name="WW8Num18">
        <text:list-item>
          <text:h text:style-name="P89" text:outline-level="1"><text:bookmark-start text:name="__RefHeading__1809_952703430"/>Configuration Management Team<text:bookmark-end text:name="__RefHeading__1809_952703430"/></text:h>
        </text:list-item>
      </text:list>
      <text:p text:style-name="P65"/>
      <text:list xml:id="list135324182746994" text:continue-numbering="true" text:style-name="WW8Num18">
        <text:list-item>
          <text:list>
            <text:list-item>
              <text:h text:style-name="P85" text:outline-level="1"><text:bookmark-start text:name="__RefHeading__1811_952703430"/>Responsibilities<text:bookmark-end text:name="__RefHeading__1811_952703430"/></text:h>
            </text:list-item>
          </text:list>
        </text:list-item>
      </text:list>
      <text:p text:style-name="P36"/>
      <text:p text:style-name="P34"><text:span text:style-name="T16">C</text:span><text:span text:style-name="T14">reate and manage repository.</text:span></text:p>
      <text:p text:style-name="P39"/>
      <text:list xml:id="list135324415337164" text:continue-numbering="true" text:style-name="WW8Num18">
        <text:list-item>
          <text:list>
            <text:list-item>
              <text:h text:style-name="P79" text:outline-level="1"><text:bookmark-start text:name="__RefHeading__2133_952703430"/>Requirements<text:bookmark-end text:name="__RefHeading__2133_952703430"/></text:h>
            </text:list-item>
          </text:list>
        </text:list-item>
      </text:list>
      <text:p text:style-name="P44"/>
      <text:p text:style-name="P42"><text:span text:style-name="T28">9.2</text:span>.1 Archive Popye source Files </text:p>
      <text:p text:style-name="P53">Allocated from <text:span text:style-name="T33">8</text:span>.1.1 </text:p>
      <text:p text:style-name="P54"><text:span text:style-name="T28">9.2</text:span>.1.1 Rqmt: commit a Python source file </text:p>
      <text:p text:style-name="P54"><text:span text:style-name="T28">9.2</text:span>.1.1 Test: commit and check out a Python source file </text:p>
      <text:p text:style-name="P54"><text:span text:style-name="T28">9.2</text:span>.2 Archive XML Files </text:p>
      <text:p text:style-name="P53">Allocated from <text:span text:style-name="T33">8</text:span>.1.1 </text:p>
      <text:p text:style-name="P54"><text:span text:style-name="T28">9.2</text:span>.2.1 Rqmt: commit a plain text XML file </text:p>
      <text:p text:style-name="P54"><text:span text:style-name="T28">9.2</text:span>.2.1 Test: commit and check out an XML file </text:p>
      <text:p text:style-name="P36"/>
      <text:list xml:id="list135323178003813" text:continue-numbering="true" text:style-name="WW8Num18">
        <text:list-item>
          <text:h text:style-name="P82" text:outline-level="1"><text:bookmark-start text:name="__RefHeading__2252_952703430"/><text:span text:style-name="T13">S</text:span><text:span text:style-name="T11">QA </text:span><text:span text:style-name="T9">Team</text:span><text:bookmark-end text:name="__RefHeading__2252_952703430"/></text:h>
        </text:list-item>
      </text:list>
      <text:p text:style-name="P60"/>
      <text:list xml:id="list135322581083955" text:continue-numbering="true" text:style-name="WW8Num18">
        <text:list-item>
          <text:list>
            <text:list-item>
              <text:h text:style-name="P86" text:outline-level="1">Responsibilities</text:h>
            </text:list-item>
          </text:list>
        </text:list-item>
      </text:list>
      <text:p text:style-name="P37"/>
      <text:list xml:id="list135324192185707" text:continue-numbering="true" text:style-name="WW8Num18">
        <text:list-item>
          <text:list>
            <text:list-header>
              <text:h text:style-name="P96" text:outline-level="1">Oversee and observe all formal tests.</text:h>
            </text:list-header>
          </text:list>
        </text:list-item>
      </text:list>
      <text:p text:style-name="P66"/>
      <text:list xml:id="list135324080511823" text:continue-numbering="true" text:style-name="WW8Num18">
        <text:list-item>
          <text:list>
            <text:list-item>
              <text:h text:style-name="P80" text:outline-level="1"><text:bookmark-start text:name="__RefHeading__1815_952703430"/>Requirements<text:bookmark-end text:name="__RefHeading__1815_952703430"/></text:h>
            </text:list-item>
          </text:list>
        </text:list-item>
      </text:list>
      <text:p text:style-name="P45"/>
      <text:p text:style-name="P43"><text:span text:style-name="T25">10.2.1 </text:span>Observe all formal tests Allocated from <text:span text:style-name="T34">4</text:span>.3.1 </text:p>
      <text:p text:style-name="P53">10.2.2 Document all formal tests Allocated from <text:span text:style-name="T34">4</text:span>.3.1 </text:p>
      <text:p text:style-name="P53">10.2.2.1 Rqmt: Follow up if a solution is posted and rerun the test </text:p>
      <text:p text:style-name="P53">10.2.2.2 Report all bugs that are found </text:p>
      <text:p text:style-name="P53">10.2.3 Develop with relevant test cases and use case scenarios that covers all </text:p>
      <text:p text:style-name="P53">of the project specifications </text:p>
      <text:p text:style-name="P53">10.2.3.1 Rqmt: Store test case scripts </text:p>
      <text:p text:style-name="P53">10.2.3.2 Rqmt: When documenting bugs record all the steps it took for the bug to </text:p>
      <text:p text:style-name="P68">result </text:p>
      <text:p text:style-name="P68">10.2.4 Work with CM</text:p>
      <text:p text:style-name="P43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417in" style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8" style:class="text">
      <style:paragraph-properties fo:margin-left="0.5555in" fo:margin-right="0in" fo:margin-top="0in" fo:margin-bottom="0in" style:contextual-spacing="tru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8" style:class="text">
      <style:paragraph-properties fo:margin-left="0.5555in" fo:margin-right="0in" fo:margin-top="0.139in" fo:margin-bottom="0.0555in" style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8" style:class="text">
      <style:paragraph-properties fo:margin-left="0.5555in" fo:margin-right="0in" fo:margin-top="0.1665in" fo:margin-bottom="0.0417in" style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8" style:class="text">
      <style:paragraph-properties fo:margin-left="0.5555in" fo:margin-right="0in" fo:margin-top="0.1665in" fo:margin-bottom="0.0417in" style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18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8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8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1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18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in" fo:padding-right="0in" fo:padding-top="0in" fo:padding-bottom="0.4307in" fo:border-left="none" fo:border-right="none" fo:border-top="none" fo:border-bottom="0.74pt solid #000000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28in" fo:margin-bottom="0.028in" style:contextual-spacing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list-style-name="WW8Num11">
      <style:paragraph-properties fo:margin-left="0.5555in" fo:margin-right="0in" fo:margin-top="0.1665in" fo:margin-bottom="0.0835in" style:contextual-spacing="false" fo:orphans="2" fo:widows="2" fo:text-indent="-0.5555in" style:auto-text-indent="false" fo:keep-with-next="always">
        <style:tab-stops>
          <style:tab-stop style:position="0.5555in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138in" fo:margin-bottom="0.0138in" style:contextual-spacing="false" fo:orphans="2" fo:widows="2">
        <style:tab-stops>
          <style:tab-stop style:position="0.3335in"/>
          <style:tab-stop style:position="0.6598in"/>
          <style:tab-stop style:position="6.5in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138in" fo:margin-bottom="0.0138in" style:contextual-spacing="false" fo:text-indent="0in" style:auto-text-indent="false">
        <style:tab-stops>
          <style:tab-stop style:position="0.75in"/>
          <style:tab-stop style:position="6.5in" style:type="right" style:leader-style="dotted" style:leader-text="."/>
        </style:tab-stops>
      </style:paragraph-properties>
      <style:text-properties fo:font-size="10pt" fo:language="en" fo:country="US" style:font-size-asian="10pt" style:language-asian="en" style:country-asian="US"/>
    </style:style>
    <style:style style:name="Table_20_Text" style:display-name="Table Text" style:family="paragraph">
      <style:paragraph-properties fo:margin-top="0.028in" fo:margin-bottom="0.028in" style:contextual-spacing="false" fo:orphans="2" fo:widows="2">
        <style:tab-stops>
          <style:tab-stop style:position="6.7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17">
      <style:paragraph-properties>
        <style:tab-stops>
          <style:tab-stop style:position="0.3272in"/>
        </style:tab-stops>
      </style:paragraph-properties>
    </style:style>
    <style:style style:name="Heading_20_2_20_Appendix" style:display-name="Heading 2 Appendix" style:family="paragraph" style:next-style-name="Standard" style:list-style-name="WW8Num11">
      <style:paragraph-properties fo:margin-left="0.5555in" fo:margin-right="0in" fo:margin-top="0.139in" fo:margin-bottom="0.0555in" style:contextual-spacing="false" fo:orphans="2" fo:widows="2" fo:text-indent="-0.5555in" style:auto-text-indent="false" fo:keep-with-next="always">
        <style:tab-stops>
          <style:tab-stop style:position="0.5555in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0835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8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8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8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8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format="A" style:num-letter-sync="true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3" text:style-name="WW8Num11z2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3283in" fo:text-indent="-0.2484in" fo:margin-left="0.3272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8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8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in" fo:padding-right="0in" fo:padding-top="0in" fo:padding-bottom="0.278in" fo:border-left="none" fo:border-right="none" fo:border-top="none" fo:border-bottom="0.74pt solid #000000">
        <style:tab-stops>
          <style:tab-stop style:position="3.25in" style:type="center"/>
          <style:tab-stop style:position="4.2917in"/>
          <style:tab-stop style:position="6.5in" style:type="right"/>
        </style:tab-stops>
      </style:paragraph-properties>
      <style:text-properties officeooo:paragraph-rsid="001f90e1"/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f90e1"/>
    </style:style>
    <style:style style:name="MT1" style:family="text">
      <style:text-properties officeooo:rsid="001f90e1" style:font-name-complex="Arial" style:font-weight-complex="bold"/>
    </style:style>
    <style:style style:name="MT2" style:family="text">
      <style:text-properties officeooo:rsid="00223a90" style:font-name-complex="Arial" style:font-weight-complex="bold"/>
    </style:style>
    <style:style style:name="MT3" style:family="text">
      <style:text-properties fo:language="en" fo:country="US" style:font-size-complex="9pt"/>
    </style:style>
    <style:style style:name="MT4" style:family="text"/>
    <style:style style:name="MT5" style:family="text">
      <style:text-properties officeooo:rsid="001f90e1" style:font-size-complex="9pt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OPYE</text:span><text:span text:style-name="MT1"> Requirements</text:span></text:p>
      </style:header>
      <style:footer>
        <text:p text:style-name="MP2"><text:span text:style-name="MT3"><text:tab/><text:tab/></text:span><text:span text:style-name="Page_20_Number"><text:page-number text:select-page="current">8</text:page-number></text:span></text:p>
        <text:p text:style-name="MP3"><text:span text:style-name="Page_20_Number"><text:span text:style-name="MT5">CS-3300-A, Fall 2015<text:tab/><text:tab/>POPYE Requirement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chitecture Vision Template</dc:title>
    <meta:initial-creator>The Open Group</meta:initial-creator>
    <meta:creation-date>2009-10-02T03:25:00</meta:creation-date>
    <dc:date>2015-09-02T13:53:22.243350253</dc:date>
    <meta:print-date>2009-10-05T10:31:00</meta:print-date>
    <meta:editing-cycles>59</meta:editing-cycles>
    <meta:editing-duration>P1DT1H14M17S</meta:editing-duration>
    <meta:generator>LibreOffice/4.2.8.2$Linux_X86_64 LibreOffice_project/420m0$Build-2</meta:generator>
    <meta:document-statistic meta:table-count="4" meta:image-count="0" meta:object-count="0" meta:page-count="8" meta:paragraph-count="175" meta:word-count="1323" meta:character-count="8324" meta:non-whitespace-character-count="7041"/>
  </office:meta>
</office:document-meta>
</file>